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officeooo:rsid="001498ba" officeooo:paragraph-rsid="001498ba"/>
    </style:style>
    <style:style style:name="P2" style:family="paragraph" style:parent-style-name="Heading_20_1">
      <style:text-properties style:font-name="Liberation Sans" officeooo:rsid="0014ac53" officeooo:paragraph-rsid="0014ac53"/>
    </style:style>
    <style:style style:name="P3" style:family="paragraph" style:parent-style-name="Standard">
      <style:text-properties style:font-name="Liberation Sans" officeooo:rsid="0013f7b0" officeooo:paragraph-rsid="0013f7b0"/>
    </style:style>
    <style:style style:name="P4" style:family="paragraph" style:parent-style-name="Standard" style:list-style-name="L1">
      <style:text-properties style:font-name="Liberation Sans" officeooo:rsid="0013f7b0"/>
    </style:style>
    <style:style style:name="P5" style:family="paragraph" style:parent-style-name="Standard" style:list-style-name="L1">
      <style:text-properties style:font-name="Liberation Sans" officeooo:rsid="001498ba" officeooo:paragraph-rsid="001498ba"/>
    </style:style>
    <style:style style:name="P6" style:family="paragraph" style:parent-style-name="Standard">
      <style:text-properties style:font-name="Liberation Sans" officeooo:rsid="001498ba" officeooo:paragraph-rsid="001498ba"/>
    </style:style>
    <style:style style:name="P7" style:family="paragraph" style:parent-style-name="Text_20_body">
      <style:text-properties officeooo:rsid="0014ac53" officeooo:paragraph-rsid="0014ac53"/>
    </style:style>
    <style:style style:name="P8" style:family="paragraph" style:parent-style-name="Text_20_body">
      <style:text-properties style:font-name="Liberation Sans" officeooo:rsid="001498ba" officeooo:paragraph-rsid="001498ba"/>
    </style:style>
    <style:style style:name="P9" style:family="paragraph" style:parent-style-name="Text_20_body">
      <style:text-properties style:font-name="Liberation Sans" fo:font-size="10pt" officeooo:rsid="0014ac53" officeooo:paragraph-rsid="0014ac53" style:font-size-asian="10pt" style:font-size-complex="10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3f7b0"/>
    </style:style>
    <style:style style:name="T3" style:family="text">
      <style:text-properties style:font-name="Liberation Sans" style:text-underline-style="solid" style:text-underline-width="auto" style:text-underline-color="font-color"/>
    </style:style>
    <style:style style:name="T4" style:family="text">
      <style:text-properties officeooo:rsid="001498ba"/>
    </style:style>
    <style:style style:name="T5" style:family="text">
      <style:text-properties officeooo:rsid="0013f7b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Liberation Sans"/>
    </style:style>
    <style:style style:name="T8" style:family="text">
      <style:text-properties style:font-name="Liberation Sans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lassification problems:</text:h>
      <text:p text:style-name="P3">After running each <text:span text:style-name="T4">Pytorch </text:span>program 110 times:</text:p>
      <text:list xml:id="list2376705260" text:style-name="L1">
        <text:list-item>
          <text:p text:style-name="P4">Traces between tagged functions are idempotent.</text:p>
        </text:list-item>
        <text:list-item>
          <text:p text:style-name="P5"><text:span text:style-name="T5">F</text:span>igures can be found in <text:span text:style-name="T6">stack_trace_nn_noRandom.csv</text:span> and <text:span text:style-name="T6">stack_trace_nn_withRandom.csv </text:span></text:p>
        </text:list-item>
      </text:list>
      <text:p text:style-name="P6">This findings are the same as Linear Regression programs’.</text:p>
      <text:p text:style-name="P6"/>
      <text:p text:style-name="P6"/>
      <text:p text:style-name="P6">Side note: From these traces, we can also notice that importing Sklearn library poses more trace variations while importing Pytorch produces 2 maximum variations as seen in the graphs/csv files</text:p>
      <text:p text:style-name="P6"/>
      <text:h text:style-name="P1" text:outline-level="1">Regression problems:</text:h>
      <text:p text:style-name="P8"/>
      <text:p text:style-name="P8"/>
      <text:h text:style-name="P2" text:outline-level="1">Dataset sources &amp; information:</text:h>
      <text:p text:style-name="P7"><text:span text:style-name="T8">Energy: </text:span><text:a xlink:type="simple" xlink:href="https://www.kaggle.com/ahmetsouksu/energy-efficiency-of-buildings-98-accuracy-r-2" text:style-name="Internet_20_link" text:visited-style-name="Visited_20_Internet_20_Link"><text:span text:style-name="T8">https://www.kaggle.com/ahmetsouksu/energy-efficiency-of-buildings-98-accuracy-r-2</text:span></text:a></text:p>
      <text:p text:style-name="P7"><text:span text:style-name="T8">House: </text:span><text:a xlink:type="simple" xlink:href="https://www.kaggle.com/venkatasubramanian/housing-price-prediction/notebook#Modeling-using-Linear-Regression" text:style-name="Internet_20_link" text:visited-style-name="Visited_20_Internet_20_Link"><text:span text:style-name="T8">https://www.kaggle.com/venkatasubramanian/housing-price-prediction/notebook#Modeling-using-Linear-Regression</text:span></text:a></text:p>
      <text:p text:style-name="P7"><text:span text:style-name="T8">Car: </text:span><text:a xlink:type="simple" xlink:href="https://www.kaggle.com/goyalshalini93/car-price-prediction-linear-regression-rfe/data" text:style-name="Internet_20_link" text:visited-style-name="Visited_20_Internet_20_Link"><text:span text:style-name="T8">https://www.kaggle.com/goyalshalini93/car-price-prediction-linear-regression-rfe/data</text:span></text:a></text:p>
      <text:p text:style-name="P7"><text:span text:style-name="T8">Medical: </text:span><text:a xlink:type="simple" xlink:href="https://www.kaggle.com/sudhirnl7/linear-regression-tutorial" text:style-name="Internet_20_link" text:visited-style-name="Visited_20_Internet_20_Link"><text:span text:style-name="T8">https://www.kaggle.com/sudhirnl7/linear-regression-tutorial</text:span></text:a><text:span text:style-name="T8"> </text:span></text:p>
      <text:p text:style-name="P9">Diabetes: from sklearn datasets</text:p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23:16:43.629055421</meta:creation-date>
    <dc:date>2022-07-19T13:55:17.378093120</dc:date>
    <meta:editing-duration>PT24M1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82" meta:character-count="899" meta:non-whitespace-character-count="830"/>
  </office:meta>
</office:document-meta>
</file>